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5.94" calcext:value-type="float">
            <text:p>45.9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.89" calcext:value-type="float">
            <text:p>50.8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5.75" calcext:value-type="float">
            <text:p>45.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.87" calcext:value-type="float">
            <text:p>50.8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.39" calcext:value-type="float">
            <text:p>51.3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.77" calcext:value-type="float">
            <text:p>51.7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78" calcext:value-type="float">
            <text:p>51.7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.85" calcext:value-type="float">
            <text:p>35.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2:39:04.987768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2:55:38.365058019</dc:date>
    <meta:editing-duration>PT17M17S</meta:editing-duration>
    <meta:editing-cycles>2</meta:editing-cycles>
    <meta:document-statistic meta:table-count="1" meta:cell-count="26" meta:object-count="0"/>
  </office:meta>
</office:document-meta>
</file>